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2ac3c" officeooo:paragraph-rsid="0012ac3c"/>
    </style:style>
    <style:style style:name="P2" style:family="paragraph" style:parent-style-name="Standard">
      <style:text-properties officeooo:rsid="001606d7" officeooo:paragraph-rsid="001606d7"/>
    </style:style>
    <style:style style:name="P3" style:family="paragraph" style:parent-style-name="Standard">
      <style:text-properties fo:color="#21409a" officeooo:rsid="0012ac3c" officeooo:paragraph-rsid="0012ac3c"/>
    </style:style>
    <style:style style:name="P4" style:family="paragraph" style:parent-style-name="Standard">
      <style:text-properties fo:color="#21409a" officeooo:rsid="001606d7" officeooo:paragraph-rsid="001606d7"/>
    </style:style>
    <style:style style:name="P5" style:family="paragraph" style:parent-style-name="Standard">
      <style:text-properties fo:color="#21409a" officeooo:rsid="001a0a5f" officeooo:paragraph-rsid="001a0a5f"/>
    </style:style>
    <style:style style:name="P6" style:family="paragraph" style:parent-style-name="Standard">
      <style:text-properties fo:color="#21409a" fo:font-weight="normal" officeooo:rsid="0022c792" officeooo:paragraph-rsid="0022c792" style:font-weight-asian="normal" style:font-weight-complex="normal"/>
    </style:style>
    <style:style style:name="P7" style:family="paragraph" style:parent-style-name="Standard">
      <style:text-properties officeooo:rsid="0017143c" officeooo:paragraph-rsid="0017143c"/>
    </style:style>
    <style:style style:name="P8" style:family="paragraph" style:parent-style-name="Standard">
      <style:text-properties officeooo:rsid="0018d09b" officeooo:paragraph-rsid="0018d09b"/>
    </style:style>
    <style:style style:name="P9" style:family="paragraph" style:parent-style-name="Standard">
      <style:text-properties fo:color="#000000" fo:font-weight="normal" officeooo:rsid="0023663e" officeooo:paragraph-rsid="001ad724" style:font-weight-asian="normal" style:font-weight-complex="normal"/>
    </style:style>
    <style:style style:name="P10" style:family="paragraph" style:parent-style-name="Preformatted_20_Text">
      <style:text-properties fo:color="#000000" fo:font-weight="normal" officeooo:rsid="0023663e" officeooo:paragraph-rsid="0022c792" style:font-weight-asian="normal" style:font-weight-complex="normal"/>
    </style:style>
    <style:style style:name="P11" style:family="paragraph" style:parent-style-name="Preformatted_20_Text">
      <style:text-properties fo:color="#000000" fo:font-weight="normal" officeooo:rsid="0023663e" officeooo:paragraph-rsid="002790a6" style:font-weight-asian="normal" style:font-weight-complex="normal"/>
    </style:style>
    <style:style style:name="P12" style:family="paragraph" style:parent-style-name="Preformatted_20_Text">
      <style:text-properties fo:color="#000000" fo:font-weight="normal" officeooo:rsid="0022c792" officeooo:paragraph-rsid="0022c792" style:font-weight-asian="normal" style:font-weight-complex="normal"/>
    </style:style>
    <style:style style:name="P13" style:family="paragraph" style:parent-style-name="Preformatted_20_Text">
      <style:text-properties officeooo:paragraph-rsid="0022c792"/>
    </style:style>
    <style:style style:name="P14" style:family="paragraph" style:parent-style-name="Preformatted_20_Text">
      <style:text-properties fo:color="#21409a" fo:font-weight="normal" officeooo:rsid="0022c792" officeooo:paragraph-rsid="0022c792" style:font-weight-asian="normal" style:font-weight-complex="normal"/>
    </style:style>
    <style:style style:name="P15" style:family="paragraph" style:parent-style-name="Preformatted_20_Text">
      <style:text-properties officeooo:paragraph-rsid="002790a6"/>
    </style:style>
    <style:style style:name="P16"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color="#000000" fo:font-weight="normal" officeooo:rsid="0023663e" officeooo:paragraph-rsid="0022c792" style:font-weight-asian="normal" style:font-weight-complex="normal"/>
    </style:style>
    <style:style style:name="T1" style:family="text">
      <style:text-properties officeooo:rsid="0013ea48"/>
    </style:style>
    <style:style style:name="T2" style:family="text">
      <style:text-properties fo:font-weight="bold" officeooo:rsid="0013ea48" style:font-weight-asian="bold" style:font-weight-complex="bold"/>
    </style:style>
    <style:style style:name="T3" style:family="text">
      <style:text-properties fo:font-style="italic" officeooo:rsid="0013ea48" style:font-style-asian="italic" style:font-style-complex="italic"/>
    </style:style>
    <style:style style:name="T4" style:family="text">
      <style:text-properties fo:font-style="italic" officeooo:rsid="00238817" style:font-style-asian="italic" style:font-style-complex="italic"/>
    </style:style>
    <style:style style:name="T5" style:family="text">
      <style:text-properties fo:color="#000000"/>
    </style:style>
    <style:style style:name="T6" style:family="text">
      <style:text-properties officeooo:rsid="002388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BLEM DEFINITION</text:p>
      <text:p text:style-name="P1"/>
      <text:p text:style-name="P1"><text:tab/>The program has the end goal of calculating the mean(average) grades for a specified class. <text:s/>The user will be able to input the name of the class followed by any number of scores for that class. <text:s/>The program will then display the class name followed by the average of the scores from C and above and the average of the <text:span text:style-name="T5">scores</text:span> that are below a C level. <text:s/>The program will not allow the user to enter scores that are below 0 or above 100 and will prompt the user for a score in the correct range.</text:p>
      <text:p text:style-name="P1"/>
      <text:p text:style-name="P3">ANALYSIS</text:p>
      <text:p text:style-name="P1"/>
      <text:p text:style-name="P1"><text:tab/><text:span text:style-name="T1">I have identified four libraries that I will need to create this program. The first will by the </text:span><text:span text:style-name="T2">cctype</text:span><text:span text:style-name="T1"> library that I will need to use the </text:span><text:span text:style-name="T3">toupper</text:span><text:span text:style-name="T1"> function. I will be using this to simplify the comparison of the user input on prompting for another score. It will let the user enter either the uppercase or lowercase menu character. The next library will be the </text:span><text:span text:style-name="T2">iostream</text:span><text:span text:style-name="T1"> library. This is required to get input from the console and display output on the console for user interaction. Next, I will use </text:span><text:span text:style-name="T2">iomanip</text:span><text:span text:style-name="T1"> to do some simple formatting when I display the final averages to the console. <text:s/>The final library I will use is </text:span><text:span text:style-name="T2">string</text:span><text:span text:style-name="T1">. I will be storing the user input of the class name in a string variable and I will need the string class.</text:span></text:p>
      <text:p text:style-name="P1"><text:tab/><text:span text:style-name="T1">I will be using one string variable called </text:span><text:span text:style-name="T3">class_name</text:span><text:span text:style-name="T1"> that will store the name of the class inputted by the user. <text:s/>I will also use one char variable named </text:span><text:span text:style-name="T3">menu_choice</text:span><text:span text:style-name="T1"> that will hold the user answer to the prompt of whether they want to add more scores. <text:s/>I will be using seven double variables that will hold input and output information. The </text:span><text:span text:style-name="T3">score</text:span><text:span text:style-name="T1"> variable will be used to hold the score entered by the user on every loop. The next six variables are in pairs for the low end scores and the high end scores. Both </text:span><text:span text:style-name="T3">low_total</text:span><text:span text:style-name="T1"> and </text:span><text:span text:style-name="T3">high_total</text:span><text:span text:style-name="T1"> will keep the running total of scores &gt;= 70 or &lt; 70. The variables </text:span><text:span text:style-name="T3">low_count</text:span><text:span text:style-name="T1"> and </text:span><text:span text:style-name="T3">high_count</text:span><text:span text:style-name="T1"> will hold data for both as well but they will be counters to hold the number of scores that have been entered. <text:s/>The final two variables will be </text:span><text:span text:style-name="T3">low_average</text:span><text:span text:style-name="T1"> and </text:span><text:span text:style-name="T3">high_average</text:span><text:span text:style-name="T1">. These will store the result from calling the </text:span><text:span text:style-name="T3">calculate_average</text:span><text:span text:style-name="T1"> function. The totals and counts will be passed to the </text:span><text:span text:style-name="T3">calculate_average</text:span><text:span text:style-name="T1"> function. The </text:span><text:span text:style-name="T3">class_name</text:span><text:span text:style-name="T1">, </text:span><text:span text:style-name="T3">low_average</text:span><text:span text:style-name="T1">, and </text:span><text:span text:style-name="T3">high_average</text:span><text:span text:style-name="T1"> will be passed to the </text:span><text:span text:style-name="T3">print_result</text:span><text:span text:style-name="T1"> function to output the information to the screen for the user.</text:span></text:p>
      <text:p text:style-name="P1"/>
      <text:p text:style-name="P8">The formula to convert the scores entered to the average is as follows:</text:p>
      <text:p text:style-name="P8"/>
      <text:p text:style-name="P8">low_average = low_total / low_count</text:p>
      <text:p text:style-name="P8">high_average = high_total / high_count</text:p>
      <text:p text:style-name="P1"/>
      <text:p text:style-name="P4">DESIGN</text:p>
      <text:p text:style-name="P2"/>
      <text:p text:style-name="P2">prompt user for class name</text:p>
      <text:p text:style-name="P2">input class name</text:p>
      <text:p text:style-name="P2">set low_total = 0</text:p>
      <text:p text:style-name="P2">set high_total = 0</text:p>
      <text:p text:style-name="P2">set low_count = 0</text:p>
      <text:p text:style-name="P2">set high_count = 0</text:p>
      <text:p text:style-name="P2">while the user doesn’t choose ‘n’ or ‘N’</text:p>
      <text:p text:style-name="P2"><text:tab/>prompt user for score</text:p>
      <text:p text:style-name="P2"><text:tab/>input score</text:p>
      <text:p text:style-name="P2"/>
      <text:p text:style-name="P2"><text:tab/>if the score is within 0 to 100</text:p>
      <text:p text:style-name="P2"><text:tab/><text:tab/>if the score &lt; 70</text:p>
      <text:p text:style-name="P2"><text:soft-page-break/><text:tab/><text:tab/><text:tab/>add score to low_total</text:p>
      <text:p text:style-name="P2"><text:tab/><text:tab/><text:tab/>increment low_count</text:p>
      <text:p text:style-name="P2"><text:tab/><text:tab/>otherwise</text:p>
      <text:p text:style-name="P2"><text:tab/><text:tab/><text:tab/>add score to high_total</text:p>
      <text:p text:style-name="P2"><text:tab/><text:tab/><text:tab/>increment high_count</text:p>
      <text:p text:style-name="P2"><text:tab/>else the score isn’t within 0 to 100</text:p>
      <text:p text:style-name="P2"><text:tab/><text:tab/>display error message</text:p>
      <text:p text:style-name="P2"><text:tab/><text:tab/>restart the while loop</text:p>
      <text:p text:style-name="P2"><text:tab/>prompt for option to add another score</text:p>
      <text:p text:style-name="P2"><text:tab/>input that option</text:p>
      <text:p text:style-name="P2"/>
      <text:p text:style-name="P2">call calculate_average and assign the return value to low_average</text:p>
      <text:p text:style-name="P2">call calculate_average and assign the return value to high_average</text:p>
      <text:p text:style-name="P2"/>
      <text:p text:style-name="P2">call print_result to display the results to the console</text:p>
      <text:p text:style-name="P2"/>
      <text:p text:style-name="P7">print_result function header</text:p>
      <text:p text:style-name="P7"><text:tab/>set precision for output</text:p>
      <text:p text:style-name="P7"><text:tab/>display class name and averages</text:p>
      <text:p text:style-name="P7"/>
      <text:p text:style-name="P7">calculate_average function header</text:p>
      <text:p text:style-name="P7"><text:tab/>if count = 0</text:p>
      <text:p text:style-name="P7"><text:tab/><text:tab/>return 0 to stop division by 0</text:p>
      <text:p text:style-name="P7"><text:tab/>otherwise</text:p>
      <text:p text:style-name="P7"><text:tab/><text:tab/>return total divided the count</text:p>
      <text:p text:style-name="P7"><text:tab/></text:p>
      <text:p text:style-name="P7"/>
      <text:p text:style-name="P5">IMPLEMENTATION</text:p>
      <text:p text:style-name="P5"/>
      <text:p text:style-name="P9"><text:tab/>The program was completed using Visual Studio Code on a system running the KDE Neon Linux Distribution. <text:span text:style-name="T6">The source files were located on the grace.bluegrass.kctcs.edu server. I used two extensions called Remote FS and SSHExtension that allowed me to open the remote files in my local text editor. I used SSH to connect to the grace.bluegrass.kctcs.edu server in a separate terminal to compile and run the program. The compiler used was g++ version 5.4.0. I have included some of the test data I used in a the text of a script file. I found a couple problems with the tests. The first problem is that if characters are entered for a score then the program just goes into an infinite loop. After some googling this is apparently what happens if the cin function fails. <text:s/>During testing I also found that if I didn’t enter a score for the low-end or the high-end my display function would print a </text:span><text:span text:style-name="T4">-NaN </text:span><text:span text:style-name="T6">value. I think I corrected this by making sure the average function doesn’t divide by zero. <text:s/>I did so by returning zero if no scores were entered. I tested the program using scores out of range, entering few scores, and entering scores right around the cut off between the high and low end. I have included the text of 2 script command text files. The first is the cat and compiling of the program with one test usage. The next includes several more tests and the results.</text:span></text:p>
      <text:p text:style-name="P9"/>
      <text:p text:style-name="P6">Test 1</text:p>
      <text:p text:style-name="P9"/>
      <text:p text:style-name="P15">Script started on Thu 20 Feb 2020 10:51:14 AM EST</text:p>
      <text:p text:style-name="P15">#]0;agarrett0098@grace: ~/CS215/project2##[01;32magarrett0098@grace#[00m:#[01;34m~/CS215/project2#[00m$ cat project2.cpp </text:p>
      <text:p text:style-name="P15"><text:soft-page-break/>// The average calculator </text:p>
      <text:p text:style-name="P15">// Anthony Garrett </text:p>
      <text:p text:style-name="P15">// 02/21/2020 </text:p>
      <text:p text:style-name="P15">// Displays the class that is entered by the user followed by </text:p>
      <text:p text:style-name="P15">// the averages of scores &lt; 70 and averages of scores &gt;= 70 </text:p>
      <text:p text:style-name="P15">#include &lt;cctype&gt; </text:p>
      <text:p text:style-name="P15">#include &lt;iostream&gt; </text:p>
      <text:p text:style-name="P15">#include &lt;iomanip&gt; </text:p>
      <text:p text:style-name="P15">#include &lt;string&gt; </text:p>
      <text:p text:style-name="P15">using namespace std; </text:p>
      <text:p text:style-name="P15"/>
      <text:p text:style-name="P15">// Function prototypes </text:p>
      <text:p text:style-name="P15">double calculate_average(double, double); </text:p>
      <text:p text:style-name="P15">void print_result(string, double, double); </text:p>
      <text:p text:style-name="P15"/>
      <text:p text:style-name="P15"/>
      <text:p text:style-name="P15">int main() { </text:p>
      <text:p text:style-name="P15"/>
      <text:p text:style-name="P15"><text:s text:c="4"/>string class_name; </text:p>
      <text:p text:style-name="P15"><text:s text:c="4"/>char menu_choice = 'y'; </text:p>
      <text:p text:style-name="P15"><text:s text:c="4"/>double score, <text:s text:c="13"/>// score entered by the user </text:p>
      <text:p text:style-name="P15"><text:s text:c="11"/>low_total, <text:s text:c="9"/>// total of scores &lt; 70 </text:p>
      <text:p text:style-name="P15"><text:s text:c="11"/>low_count, <text:s text:c="9"/>// number of scores &lt; 70 </text:p>
      <text:p text:style-name="P15"><text:s text:c="11"/>high_count, <text:s text:c="8"/>// number of scores &gt;= 70 </text:p>
      <text:p text:style-name="P15"><text:s text:c="11"/>high_total, <text:s text:c="8"/>// total of scores &gt;= 70 </text:p>
      <text:p text:style-name="P15"><text:s text:c="11"/>low_average, <text:s text:c="7"/>// average of scores &lt; 70 </text:p>
      <text:p text:style-name="P15"><text:s text:c="11"/>high_average; <text:s text:c="6"/>// average of scores &gt;= 70 </text:p>
      <text:p text:style-name="P15"/>
      <text:p text:style-name="P15"><text:s text:c="4"/>//Prompting user for class name </text:p>
      <text:p text:style-name="P15"><text:s text:c="4"/>cout &lt;&lt; "\nWelcome to the Average Calculator\n"; </text:p>
      <text:p text:style-name="P15"><text:s text:c="4"/>cout &lt;&lt; "Please enter the name of the class: "; </text:p>
      <text:p text:style-name="P15"/>
      <text:p text:style-name="P15"><text:s text:c="4"/>// inputing classname including spaces </text:p>
      <text:p text:style-name="P15"><text:s text:c="4"/>getline(cin, class_name); </text:p>
      <text:p text:style-name="P15"/>
      <text:p text:style-name="P15"><text:s text:c="4"/>// Initializing totals and counts </text:p>
      <text:p text:style-name="P15"><text:s text:c="4"/>low_total = 0; </text:p>
      <text:p text:style-name="P15"><text:s text:c="4"/>high_total = 0; </text:p>
      <text:p text:style-name="P15"><text:s text:c="4"/>low_count = 0; </text:p>
      <text:p text:style-name="P15"><text:s text:c="4"/>high_count = 0; </text:p>
      <text:p text:style-name="P15"/>
      <text:p text:style-name="P15"><text:s text:c="4"/>// Control loop to prompt user for more scores </text:p>
      <text:p text:style-name="P15"><text:s text:c="4"/>while (tolower(menu_choice) != 'n'){ </text:p>
      <text:p text:style-name="P15"/>
      <text:p text:style-name="P15"><text:s text:c="8"/>cout &lt;&lt;"\nPlease enter a score for the class: "; </text:p>
      <text:p text:style-name="P15"><text:s text:c="8"/>cin &gt;&gt; score; </text:p>
      <text:p text:style-name="P15"/>
      <text:p text:style-name="P15"><text:s text:c="8"/>// Making sure the score entered is between 0 and 100 </text:p>
      <text:p text:style-name="P15"><text:s text:c="8"/>if(score &gt;= 0 &amp;&amp; score &lt;= 100){ </text:p>
      <text:p text:style-name="P15"/>
      <text:p text:style-name="P15"><text:s text:c="12"/>// separating the scores to increment counts and add to totals </text:p>
      <text:p text:style-name="P15"><text:s text:c="12"/>if(score &lt; 70){ </text:p>
      <text:p text:style-name="P15"><text:s text:c="12"/>low_total += score; </text:p>
      <text:p text:style-name="P15"><text:s text:c="12"/>low_count++; </text:p>
      <text:p text:style-name="P15"><text:s text:c="12"/>} </text:p>
      <text:p text:style-name="P15"><text:s text:c="12"/>else { </text:p>
      <text:p text:style-name="P15"><text:s text:c="16"/>high_total += score; </text:p>
      <text:p text:style-name="P15"><text:s text:c="16"/>high_count++; </text:p>
      <text:p text:style-name="P15"><text:s text:c="12"/>} </text:p>
      <text:p text:style-name="P15"><text:soft-page-break/><text:s text:c="8"/>} </text:p>
      <text:p text:style-name="P15"><text:s text:c="8"/>else{ </text:p>
      <text:p text:style-name="P15"><text:s text:c="12"/>// Restarting the loop if the score is not between 0 and 100 </text:p>
      <text:p text:style-name="P15"><text:s text:c="12"/>cout &lt;&lt; "Please enter a score between 0 and 100.\n"; </text:p>
      <text:p text:style-name="P15"><text:s text:c="12"/>continue; </text:p>
      <text:p text:style-name="P15"><text:s text:c="8"/>} </text:p>
      <text:p text:style-name="P15"/>
      <text:p text:style-name="P15"><text:s text:c="8"/>cout &lt;&lt;"\nWould you like to enter another score? (Y/n): "; </text:p>
      <text:p text:style-name="P15"><text:s text:c="8"/>cin &gt;&gt; menu_choice; </text:p>
      <text:p text:style-name="P15"><text:s text:c="13"/></text:p>
      <text:p text:style-name="P15"><text:s text:c="9"/></text:p>
      <text:p text:style-name="P15"><text:s text:c="4"/>} </text:p>
      <text:p text:style-name="P15"/>
      <text:p text:style-name="P15"><text:s text:c="4"/>// Getting the average of the low and high scores </text:p>
      <text:p text:style-name="P15"><text:s text:c="4"/>low_average = calculate_average(low_total, low_count); </text:p>
      <text:p text:style-name="P15"><text:s text:c="4"/>high_average = calculate_average(high_total, high_count); </text:p>
      <text:p text:style-name="P15"/>
      <text:p text:style-name="P15"><text:s text:c="4"/>// Printing the results to the screen for the user </text:p>
      <text:p text:style-name="P15"><text:s text:c="4"/>print_result(class_name, low_average, high_average); </text:p>
      <text:p text:style-name="P15"><text:s text:c="5"/></text:p>
      <text:p text:style-name="P15"><text:s text:c="4"/>return 0; </text:p>
      <text:p text:style-name="P15">} </text:p>
      <text:p text:style-name="P15"/>
      <text:p text:style-name="P15">//-------------------------------------------------- </text:p>
      <text:p text:style-name="P15">// Accepts a string and 2 doubles as input </text:p>
      <text:p text:style-name="P15">// Prints the formatted output containing the input </text:p>
      <text:p text:style-name="P15">//-------------------------------------------------- </text:p>
      <text:p text:style-name="P15"/>
      <text:p text:style-name="P15">void print_result(string class_name, double low, double high){ </text:p>
      <text:p text:style-name="P15"/>
      <text:p text:style-name="P15"><text:s text:c="4"/>cout &lt;&lt; setprecision(1) &lt;&lt; fixed &lt;&lt; endl; </text:p>
      <text:p text:style-name="P15"/>
      <text:p text:style-name="P15"><text:s text:c="4"/>cout &lt;&lt; "\n" &lt;&lt; class_name &lt;&lt; ": mean of grades &gt;= C is "; </text:p>
      <text:p text:style-name="P15"><text:s text:c="4"/>cout &lt;&lt; high &lt;&lt; "; mean of grades &lt; C is " &lt;&lt; low &lt;&lt; "\n\n"; </text:p>
      <text:p text:style-name="P15">} </text:p>
      <text:p text:style-name="P15"/>
      <text:p text:style-name="P15">//-------------------------------------------------- </text:p>
      <text:p text:style-name="P15">// Accepts 2 doubles as input </text:p>
      <text:p text:style-name="P15">// Calculates the average and returns a double </text:p>
      <text:p text:style-name="P15">//-------------------------------------------------- </text:p>
      <text:p text:style-name="P15">double calculate_average(double total, double count){ </text:p>
      <text:p text:style-name="P15"/>
      <text:p text:style-name="P15"><text:s text:c="4"/>// Preventing division by 0 </text:p>
      <text:p text:style-name="P15"><text:s text:c="4"/>if (count == 0){ </text:p>
      <text:p text:style-name="P15"><text:s text:c="8"/>return 0; </text:p>
      <text:p text:style-name="P15"><text:s text:c="4"/>} </text:p>
      <text:p text:style-name="P15"><text:s text:c="4"/>else { </text:p>
      <text:p text:style-name="P15"><text:s text:c="8"/>return total / count; </text:p>
      <text:p text:style-name="P15"><text:s text:c="4"/>} </text:p>
      <text:p text:style-name="P15">}#]0;agarrett0098@grace: ~/CS215/project2##[01;32magarrett0098@grace#[00m:#[01;34m~/CS215/project2#[00m$ g++ project2.cpp </text:p>
      <text:p text:style-name="P15">#]0;agarrett0098@grace: ~/CS215/project2##[01;32magarrett0098@grace#[00m:#[01;34m~/CS215/project2#[00m$ ./a.out </text:p>
      <text:p text:style-name="P15"/>
      <text:p text:style-name="P15">Welcome to the Average Calculator </text:p>
      <text:p text:style-name="P15">Please enter the name of the class: Science </text:p>
      <text:p text:style-name="P15"/>
      <text:p text:style-name="P15">Please enter a score for the class: 20 </text:p>
      <text:p text:style-name="P15"><text:soft-page-break/><text:s/></text:p>
      <text:p text:style-name="P15">Would you like to enter another score? (Y/n): y </text:p>
      <text:p text:style-name="P15"/>
      <text:p text:style-name="P15">Please enter a score for the class: 70 </text:p>
      <text:p text:style-name="P15"/>
      <text:p text:style-name="P15">Would you like to enter another score? (Y/n): y </text:p>
      <text:p text:style-name="P15"/>
      <text:p text:style-name="P15">Please enter a score for the class: 60 </text:p>
      <text:p text:style-name="P15"/>
      <text:p text:style-name="P15">Would you like to enter another score? (Y/n): y </text:p>
      <text:p text:style-name="P15"/>
      <text:p text:style-name="P15">Please enter a score for the class: 80 </text:p>
      <text:p text:style-name="P15"/>
      <text:p text:style-name="P15">Would you like to enter another score? (Y/n): n </text:p>
      <text:p text:style-name="P15"/>
      <text:p text:style-name="P15"/>
      <text:p text:style-name="P15">Science: mean of grades &gt;= C is 75.0; mean of grades &lt; C is 40.0 </text:p>
      <text:p text:style-name="P15"/>
      <text:p text:style-name="P15">#]0;agarrett0098@grace: ~/CS215/project2##[01;32magarrett0098@grace#[00m:#[01;34m~/CS215/project2#[00m$ exit </text:p>
      <text:p text:style-name="P15">exit </text:p>
      <text:p text:style-name="P15"/>
      <text:p text:style-name="P11">Script done on Thu 20 Feb 2020 10:52:00 AM EST</text:p>
      <text:p text:style-name="P16"/>
      <text:p text:style-name="P10"/>
      <text:p text:style-name="P14">Test 2</text:p>
      <text:p text:style-name="P14"/>
      <text:p text:style-name="P13">Script started on Thu 20 Feb 2020 10:52:46 AM EST</text:p>
      <text:p text:style-name="P13">#]0;agarrett0098@grace: ~/CS215/project2##[01;32magarrett0098@grace#[00m:#[01;34m~/CS215/project2#[00m$ ./a.out </text:p>
      <text:p text:style-name="P13"/>
      <text:p text:style-name="P13">Welcome to the Average Calculator </text:p>
      <text:p text:style-name="P13">Please enter the name of the class: Computer Science </text:p>
      <text:p text:style-name="P13"/>
      <text:p text:style-name="P13">Please enter a score for the class: 0 </text:p>
      <text:p text:style-name="P13"/>
      <text:p text:style-name="P13">Would you like to enter another score? (Y/n): y </text:p>
      <text:p text:style-name="P13"/>
      <text:p text:style-name="P13">Please enter a score for the class: 80 </text:p>
      <text:p text:style-name="P13"/>
      <text:p text:style-name="P13">Would you like to enter another score? (Y/n): y </text:p>
      <text:p text:style-name="P13"/>
      <text:p text:style-name="P13">Please enter a score for the class: 50 </text:p>
      <text:p text:style-name="P13"/>
      <text:p text:style-name="P13">Would you like to enter another score? (Y/n): y </text:p>
      <text:p text:style-name="P13"/>
      <text:p text:style-name="P13">Please enter a score for the class: 100 </text:p>
      <text:p text:style-name="P13"/>
      <text:p text:style-name="P13">Would you like to enter another score? (Y/n): n </text:p>
      <text:p text:style-name="P13"/>
      <text:p text:style-name="P13"/>
      <text:p text:style-name="P13">Computer Science: mean of grades &gt;= C is 90.0; mean of grades &lt; C is 25.0 </text:p>
      <text:p text:style-name="P13"/>
      <text:p text:style-name="P13">#]0;agarrett0098@grace: ~/CS215/project2##[01;32magarrett0098@grace#[00m:#[01;34m~/CS215/project2#[00m$ ./a.out </text:p>
      <text:p text:style-name="P13"><text:s/></text:p>
      <text:p text:style-name="P13">Welcome to the Average Calculator </text:p>
      <text:p text:style-name="P13">Please enter the name of the class: Security </text:p>
      <text:p text:style-name="P13"/>
      <text:p text:style-name="P13"><text:soft-page-break/>Please enter a score for the class: 68 </text:p>
      <text:p text:style-name="P13"/>
      <text:p text:style-name="P13">Would you like to enter another score? (Y/n): y </text:p>
      <text:p text:style-name="P13"/>
      <text:p text:style-name="P13">Please enter a score for the class: 71 </text:p>
      <text:p text:style-name="P13"/>
      <text:p text:style-name="P13">Would you like to enter another score? (Y/n): y </text:p>
      <text:p text:style-name="P13"/>
      <text:p text:style-name="P13">Please enter a score for the class: 69 </text:p>
      <text:p text:style-name="P13"/>
      <text:p text:style-name="P13">Would you like to enter another score? (Y/n): y </text:p>
      <text:p text:style-name="P13"/>
      <text:p text:style-name="P13">Please enter a score for the class: 70 </text:p>
      <text:p text:style-name="P13"/>
      <text:p text:style-name="P13">Would you like to enter another score? (Y/n): n </text:p>
      <text:p text:style-name="P13"/>
      <text:p text:style-name="P13"/>
      <text:p text:style-name="P13">Security: mean of grades &gt;= C is 70.5; mean of grades &lt; C is 68.5 </text:p>
      <text:p text:style-name="P13"/>
      <text:p text:style-name="P13">#]0;agarrett0098@grace: ~/CS215/project2##[01;32magarrett0098@grace#[00m:#[01;34m~/CS215/project2#[00m$ ./a.out </text:p>
      <text:p text:style-name="P13"/>
      <text:p text:style-name="P13">Welcome to the Average Calculator </text:p>
      <text:p text:style-name="P13">Please enter the name of the class: Hardware Support </text:p>
      <text:p text:style-name="P13"/>
      <text:p text:style-name="P13">Please enter a score for the class: -2 </text:p>
      <text:p text:style-name="P13">Please enter a score between 0 and 100. </text:p>
      <text:p text:style-name="P13"/>
      <text:p text:style-name="P13">Please enter a score for the class: 89 </text:p>
      <text:p text:style-name="P13"/>
      <text:p text:style-name="P13">Would you like to enter another score? (Y/n): y </text:p>
      <text:p text:style-name="P13"/>
      <text:p text:style-name="P13">Please enter a score for the class: -5 </text:p>
      <text:p text:style-name="P13">Please enter a score between 0 and 100. </text:p>
      <text:p text:style-name="P13"/>
      <text:p text:style-name="P13">Please enter a score for the class: 91 </text:p>
      <text:p text:style-name="P13"/>
      <text:p text:style-name="P13">Would you like to enter another score? (Y/n): y </text:p>
      <text:p text:style-name="P13"/>
      <text:p text:style-name="P13">Please enter a score for the class: 101 </text:p>
      <text:p text:style-name="P13">Please enter a score between 0 and 100. </text:p>
      <text:p text:style-name="P13"/>
      <text:p text:style-name="P13">Please enter a score for the class: 60 </text:p>
      <text:p text:style-name="P13"/>
      <text:p text:style-name="P13">Would you like to enter another score? (Y/n): y </text:p>
      <text:p text:style-name="P13"/>
      <text:p text:style-name="P13">Please enter a score for the class: 106 </text:p>
      <text:p text:style-name="P13">Please enter a score between 0 and 100. </text:p>
      <text:p text:style-name="P13"/>
      <text:p text:style-name="P13">Please enter a score for the class: 50 </text:p>
      <text:p text:style-name="P13"/>
      <text:p text:style-name="P13">Would you like to enter another score? (Y/n): n </text:p>
      <text:p text:style-name="P13"/>
      <text:p text:style-name="P13"/>
      <text:p text:style-name="P13">Hardware Support: mean of grades &gt;= C is 90.0; mean of grades &lt; C is 55.0 </text:p>
      <text:p text:style-name="P13"><text:s/></text:p>
      <text:p text:style-name="P13">#]0;agarrett0098@grace: ~/CS215/project2##[01;32magarrett0098@grace#[00m:#[01;34m~/CS215/project2#[00m$ ./a.out </text:p>
      <text:p text:style-name="P13"/>
      <text:p text:style-name="P13"><text:soft-page-break/>Welcome to the Average Calculator </text:p>
      <text:p text:style-name="P13">Please enter the name of the class: Programming </text:p>
      <text:p text:style-name="P13"/>
      <text:p text:style-name="P13">Please enter a score for the class: 0 </text:p>
      <text:p text:style-name="P13"/>
      <text:p text:style-name="P13">Would you like to enter another score? (Y/n): y </text:p>
      <text:p text:style-name="P13"/>
      <text:p text:style-name="P13">Please enter a score for the class: 0 </text:p>
      <text:p text:style-name="P13"/>
      <text:p text:style-name="P13">Would you like to enter another score? (Y/n): y </text:p>
      <text:p text:style-name="P13"/>
      <text:p text:style-name="P13">Please enter a score for the class: 0 </text:p>
      <text:p text:style-name="P13"/>
      <text:p text:style-name="P13">Would you like to enter another score? (Y/n): y </text:p>
      <text:p text:style-name="P13"/>
      <text:p text:style-name="P13">Please enter a score for the class: 0 </text:p>
      <text:p text:style-name="P13"/>
      <text:p text:style-name="P13">Would you like to enter another score? (Y/n): n </text:p>
      <text:p text:style-name="P13"/>
      <text:p text:style-name="P13"/>
      <text:p text:style-name="P13">Programming: mean of grades &gt;= C is 0.0; mean of grades &lt; C is 0.0 </text:p>
      <text:p text:style-name="P13"/>
      <text:p text:style-name="P13">#]0;agarrett0098@grace: ~/CS215/project2##[01;32magarrett0098@grace#[00m:#[01;34m~/CS215/project2#[00m$ ./a.out </text:p>
      <text:p text:style-name="P13"/>
      <text:p text:style-name="P13">Welcome to the Average Calculator </text:p>
      <text:p text:style-name="P13">Please enter the name of the class: Programming 2 </text:p>
      <text:p text:style-name="P13"/>
      <text:p text:style-name="P13">Please enter a score for the class: 60 </text:p>
      <text:p text:style-name="P13"/>
      <text:p text:style-name="P13">Would you like to enter another score? (Y/n): y </text:p>
      <text:p text:style-name="P13"/>
      <text:p text:style-name="P13">Please enter a score for the class: 60 </text:p>
      <text:p text:style-name="P13"/>
      <text:p text:style-name="P13">Would you like to enter another score? (Y/n): y </text:p>
      <text:p text:style-name="P13"/>
      <text:p text:style-name="P13">Please enter a score for the class: 80 </text:p>
      <text:p text:style-name="P13"/>
      <text:p text:style-name="P13">Would you like to enter another score? (Y/n): y </text:p>
      <text:p text:style-name="P13"/>
      <text:p text:style-name="P13">Please enter a score for the class: 80 </text:p>
      <text:p text:style-name="P13"/>
      <text:p text:style-name="P13">Would you like to enter another score? (Y/n): n </text:p>
      <text:p text:style-name="P13"/>
      <text:p text:style-name="P13"/>
      <text:p text:style-name="P13">Programming 2: mean of grades &gt;= C is 80.0; mean of grades &lt; C is 60.0 </text:p>
      <text:p text:style-name="P13"/>
      <text:p text:style-name="P13">#]0;agarrett0098@grace: ~/CS215/project2##[01;32magarrett0098@grace#[00m:#[01;34m~/CS215/project2#[00m$ exit </text:p>
      <text:p text:style-name="P13">exit </text:p>
      <text:p text:style-name="P13"/>
      <text:p text:style-name="P12">Script done on Thu 20 Feb 2020 10:55:59 AM 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09:51:27.638278226</meta:creation-date>
    <dc:date>2020-02-20T11:06:10.108331641</dc:date>
    <meta:editing-duration>PT57M28S</meta:editing-duration>
    <meta:editing-cycles>15</meta:editing-cycles>
    <meta:generator>LibreOffice/6.0.7.3$Linux_X86_64 LibreOffice_project/00m0$Build-3</meta:generator>
    <meta:document-statistic meta:table-count="0" meta:image-count="0" meta:object-count="0" meta:page-count="7" meta:paragraph-count="227" meta:word-count="1975" meta:character-count="12572" meta:non-whitespace-character-count="10082"/>
  </office:meta>
</office:document-meta>
</file>